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2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19.7567" calcext:value-type="float">
            <text:p>219,7567</text:p>
          </table:table-cell>
          <table:table-cell table:style-name="ce17" table:formula="of:=AVERAGE([.F16:.F25])" office:value-type="float" office:value="325.0113" calcext:value-type="float">
            <text:p>325,0113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91759773123909" calcext:value-type="float">
            <text:p>0,191759773123909</text:p>
          </table:table-cell>
          <table:table-cell table:formula="of:=[.F26]/1146" office:value-type="float" office:value="0.28360497382199" calcext:value-type="float">
            <text:p>0,28360497382199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39.728" calcext:value-type="float">
            <text:p>239,728</text:p>
          </table:table-cell>
          <table:table-cell table:style-name="ce17" table:formula="of:=AVERAGE([.F30:.F39])" office:value-type="float" office:value="232.9556" calcext:value-type="float">
            <text:p>232,9556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183138273491215" calcext:value-type="float">
            <text:p>0,183138273491215</text:p>
          </table:table-cell>
          <table:table-cell table:formula="of:=[.F40]/1309" office:value-type="float" office:value="0.177964553093965" calcext:value-type="float">
            <text:p>0,177964553093965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1.21" calcext:value-type="float">
            <text:p>301,21</text:p>
          </table:table-cell>
          <table:table-cell table:style-name="ce17" table:formula="of:=AVERAGE([.F44:.F53])" office:value-type="float" office:value="304.542" calcext:value-type="float">
            <text:p>304,542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87319651741294" calcext:value-type="float">
            <text:p>0,187319651741294</text:p>
          </table:table-cell>
          <table:table-cell table:formula="of:=[.F54]/1608" office:value-type="float" office:value="0.189391791044776" calcext:value-type="float">
            <text:p>0,189391791044776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07.038888888889" calcext:value-type="float">
            <text:p>307,038888888889</text:p>
          </table:table-cell>
          <table:table-cell table:style-name="ce17" table:formula="of:=AVERAGE([.F58:.F67])" office:value-type="float" office:value="290.050111111111" calcext:value-type="float">
            <text:p>290,050111111111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88483050269422" calcext:value-type="float">
            <text:p>0,188483050269422</text:p>
          </table:table-cell>
          <table:table-cell table:formula="of:=[.F68]/1629" office:value-type="float" office:value="0.178054089079872" calcext:value-type="float">
            <text:p>0,178054089079872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table:number-columns-repeated="2" office:value-type="float" office:value="74.02" calcext:value-type="float">
            <text:p>74,02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table:number-columns-repeated="2" office:value-type="float" office:value="64.77" calcext:value-type="float">
            <text:p>64,77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table:number-columns-repeated="2" office:value-type="float" office:value="62.77" calcext:value-type="float">
            <text:p>62,77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78.25" calcext:value-type="float">
            <text:p>78,25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table:number-columns-repeated="2" office:value-type="float" office:value="62.75" calcext:value-type="float">
            <text:p>62,75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table:number-columns-repeated="2" office:value-type="float" office:value="64.12" calcext:value-type="float">
            <text:p>64,12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table:number-columns-repeated="2" office:value-type="float" office:value="71.61" calcext:value-type="float">
            <text:p>71,6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table:number-columns-repeated="2" office:value-type="float" office:value="57.88" calcext:value-type="float">
            <text:p>57,88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table:number-columns-repeated="2" office:value-type="float" office:value="60.55" calcext:value-type="float">
            <text:p>60,5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table:number-columns-repeated="2" office:value-type="float" office:value="52.78" calcext:value-type="float">
            <text:p>52,78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64.95" calcext:value-type="float">
            <text:p>64,95</text:p>
          </table:table-cell>
          <table:table-cell table:style-name="ce17" table:formula="of:=AVERAGE([.F2:.F11])" office:value-type="float" office:value="64.95" calcext:value-type="float">
            <text:p>64,95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165688775510204" calcext:value-type="float">
            <text:p>0,165688775510204</text:p>
          </table:table-cell>
          <table:table-cell table:formula="of:=[.F12]/392" office:value-type="float" office:value="0.165688775510204" calcext:value-type="float">
            <text:p>0,1656887755102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table:number-columns-repeated="2" office:value-type="float" office:value="79.43" calcext:value-type="float">
            <text:p>79,4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table:number-columns-repeated="2" office:value-type="float" office:value="91.14" calcext:value-type="float">
            <text:p>91,14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table:number-columns-repeated="2" office:value-type="float" office:value="67.23" calcext:value-type="float">
            <text:p>67,23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table:number-columns-repeated="2" office:value-type="float" office:value="77.87" calcext:value-type="float">
            <text:p>77,8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table:number-columns-repeated="2" office:value-type="float" office:value="75.88" calcext:value-type="float">
            <text:p>75,88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table:number-columns-repeated="2" office:value-type="float" office:value="100.51" calcext:value-type="float">
            <text:p>100,51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table:number-columns-repeated="2" office:value-type="float" office:value="70.6" calcext:value-type="float">
            <text:p>70,6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table:number-columns-repeated="2" office:value-type="float" office:value="82.09" calcext:value-type="float">
            <text:p>82,09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5.2" calcext:value-type="float">
            <text:p>85,2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7.94" calcext:value-type="float">
            <text:p>87,94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789" calcext:value-type="float">
            <text:p>81,789</text:p>
          </table:table-cell>
          <table:table-cell table:style-name="ce17" table:formula="of:=AVERAGE([.F16:.F25])" office:value-type="float" office:value="81.789" calcext:value-type="float">
            <text:p>81,789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1106694560669" calcext:value-type="float">
            <text:p>0,171106694560669</text:p>
          </table:table-cell>
          <table:table-cell table:formula="of:=[.F26]/478" office:value-type="float" office:value="0.171106694560669" calcext:value-type="float">
            <text:p>0,17110669456066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table:number-columns-repeated="2" office:value-type="float" office:value="110.98" calcext:value-type="float">
            <text:p>110,98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table:number-columns-repeated="2" office:value-type="float" office:value="91.42" calcext:value-type="float">
            <text:p>91,42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table:number-columns-repeated="2" office:value-type="float" office:value="91.3" calcext:value-type="float">
            <text:p>91,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table:number-columns-repeated="2" office:value-type="float" office:value="99.54" calcext:value-type="float">
            <text:p>99,54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table:number-columns-repeated="2" office:value-type="float" office:value="133.82" calcext:value-type="float">
            <text:p>133,82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table:number-columns-repeated="2" office:value-type="float" office:value="132.68" calcext:value-type="float">
            <text:p>132,68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table:number-columns-repeated="2" office:value-type="float" office:value="99.54" calcext:value-type="float">
            <text:p>99,54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table:number-columns-repeated="2" office:value-type="float" office:value="102.73" calcext:value-type="float">
            <text:p>102,73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table:number-columns-repeated="2" office:value-type="float" office:value="100.603" calcext:value-type="float">
            <text:p>100,603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table:number-columns-repeated="2" office:value-type="float" office:value="97.95" calcext:value-type="float">
            <text:p>97,95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06.0563" calcext:value-type="float">
            <text:p>106,0563</text:p>
          </table:table-cell>
          <table:table-cell table:style-name="ce17" table:formula="of:=AVERAGE([.F30:.F39])" office:value-type="float" office:value="106.0563" calcext:value-type="float">
            <text:p>106,0563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171058548387097" calcext:value-type="float">
            <text:p>0,171058548387097</text:p>
          </table:table-cell>
          <table:table-cell table:formula="of:=[.F40]/620" office:value-type="float" office:value="0.171058548387097" calcext:value-type="float">
            <text:p>0,17105854838709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table:number-columns-repeated="2" office:value-type="float" office:value="180.619" calcext:value-type="float">
            <text:p>180,619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table:number-columns-repeated="2" office:value-type="float" office:value="153.39" calcext:value-type="float">
            <text:p>153,39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table:number-columns-repeated="2" office:value-type="float" office:value="134.23" calcext:value-type="float">
            <text:p>134,23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table:number-columns-repeated="2" office:value-type="float" office:value="128.45" calcext:value-type="float">
            <text:p>128,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table:number-columns-repeated="2" office:value-type="float" office:value="125.18" calcext:value-type="float">
            <text:p>125,18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table:number-columns-repeated="2" office:value-type="float" office:value="149.691" calcext:value-type="float">
            <text:p>149,691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table:number-columns-repeated="2" office:value-type="float" office:value="148.905" calcext:value-type="float">
            <text:p>148,905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table:number-columns-repeated="2"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table:number-columns-repeated="2" office:value-type="float" office:value="143.11" calcext:value-type="float">
            <text:p>143,11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table:number-columns-repeated="2" office:value-type="float" office:value="177.75" calcext:value-type="float">
            <text:p>177,75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48.0715" calcext:value-type="float">
            <text:p>148,0715</text:p>
          </table:table-cell>
          <table:table-cell table:style-name="ce17" table:formula="of:=AVERAGE([.F44:.F53])" office:value-type="float" office:value="148.0715" calcext:value-type="float">
            <text:p>148,0715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61122415669206" calcext:value-type="float">
            <text:p>0,161122415669206</text:p>
          </table:table-cell>
          <table:table-cell table:formula="of:=[.F54]/919" office:value-type="float" office:value="0.161122415669206" calcext:value-type="float">
            <text:p>0,16112241566920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table:number-columns-repeated="2" office:value-type="float" office:value="184.14" calcext:value-type="float">
            <text:p>184,14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table:number-columns-repeated="2" office:value-type="float" office:value="160.91" calcext:value-type="float">
            <text:p>160,91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table:number-columns-repeated="2" office:value-type="float" office:value="186.73" calcext:value-type="float">
            <text:p>186,73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float" office:value="166.54" calcext:value-type="float">
            <text:p>166,54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float" office:value="146.004" calcext:value-type="float">
            <text:p>146,004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table:number-columns-repeated="2" office:value-type="float" office:value="163.39" calcext:value-type="float">
            <text:p>163,39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table:number-columns-repeated="2" office:value-type="float" office:value="158.55" calcext:value-type="float">
            <text:p>158,55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table:number-columns-repeated="2" office:value-type="float" office:value="149.74" calcext:value-type="float">
            <text:p>149,74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table:number-columns-repeated="2" office:value-type="float" office:value="165.8" calcext:value-type="float">
            <text:p>165,8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table:number-columns-repeated="2" office:value-type="float" office:value="134.89" calcext:value-type="float">
            <text:p>134,8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1.6694" calcext:value-type="float">
            <text:p>161,6694</text:p>
          </table:table-cell>
          <table:table-cell table:style-name="ce17" table:formula="of:=AVERAGE([.F58:.F67])" office:value-type="float" office:value="161.6694" calcext:value-type="float">
            <text:p>161,6694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78802734375" calcext:value-type="float">
            <text:p>0,1578802734375</text:p>
          </table:table-cell>
          <table:table-cell table:formula="of:=[.F68]/1024" office:value-type="float" office:value="0.1578802734375" calcext:value-type="float">
            <text:p>0,1578802734375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table:number-columns-repeated="2" office:value-type="float" office:value="340.48" calcext:value-type="float">
            <text:p>340,48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table:number-columns-repeated="2" office:value-type="float" office:value="206.19" calcext:value-type="float">
            <text:p>206,19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table:number-columns-repeated="2" office:value-type="float" office:value="251.65" calcext:value-type="float">
            <text:p>251,65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table:number-columns-repeated="2" office:value-type="float" office:value="306.27" calcext:value-type="float">
            <text:p>306,27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table:number-columns-repeated="2" office:value-type="float" office:value="233.29" calcext:value-type="float">
            <text:p>233,29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329.12" calcext:value-type="float">
            <text:p>329,12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table:number-columns-repeated="2" office:value-type="float" office:value="239.63" calcext:value-type="float">
            <text:p>239,63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table:number-columns-repeated="2" office:value-type="float" office:value="296.87" calcext:value-type="float">
            <text:p>296,87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table:number-columns-repeated="2" office:value-type="float" office:value="328.61" calcext:value-type="float">
            <text:p>328,61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table:number-columns-repeated="2" office:value-type="float" office:value="411.09" calcext:value-type="float">
            <text:p>411,09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4.32" calcext:value-type="float">
            <text:p>294,32</text:p>
          </table:table-cell>
          <table:table-cell table:style-name="ce17" table:formula="of:=AVERAGE([.F2:.F11])" office:value-type="float" office:value="294.32" calcext:value-type="float">
            <text:p>294,32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3475935828877" calcext:value-type="float">
            <text:p>0,393475935828877</text:p>
          </table:table-cell>
          <table:table-cell table:formula="of:=[.F12]/748" office:value-type="float" office:value="0.393475935828877" calcext:value-type="float">
            <text:p>0,39347593582887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table:number-columns-repeated="2" office:value-type="float" office:value="379.31" calcext:value-type="float">
            <text:p>379,3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table:number-columns-repeated="2" office:value-type="float" office:value="315.88" calcext:value-type="float">
            <text:p>315,88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table:number-columns-repeated="2" office:value-type="float" office:value="507.7" calcext:value-type="float">
            <text:p>507,7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table:number-columns-repeated="2" office:value-type="float" office:value="360.76" calcext:value-type="float">
            <text:p>360,76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table:number-columns-repeated="2" office:value-type="float" office:value="286.21" calcext:value-type="float">
            <text:p>286,21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table:number-columns-repeated="2" office:value-type="float" office:value="239.28" calcext:value-type="float">
            <text:p>239,2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table:number-columns-repeated="2" office:value-type="float" office:value="258.13" calcext:value-type="float">
            <text:p>258,13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table:number-columns-repeated="2" office:value-type="float" office:value="303.901" calcext:value-type="float">
            <text:p>303,901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table:number-columns-repeated="2" office:value-type="float" office:value="293.092" calcext:value-type="float">
            <text:p>293,092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table:number-columns-repeated="2" office:value-type="float" office:value="295.13" calcext:value-type="float">
            <text:p>295,13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23.9393" calcext:value-type="float">
            <text:p>323,9393</text:p>
          </table:table-cell>
          <table:table-cell table:style-name="ce17" table:formula="of:=AVERAGE([.F16:.F25])" office:value-type="float" office:value="323.9393" calcext:value-type="float">
            <text:p>323,9393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379764712778429" calcext:value-type="float">
            <text:p>0,379764712778429</text:p>
          </table:table-cell>
          <table:table-cell table:formula="of:=[.F26]/853" office:value-type="float" office:value="0.379764712778429" calcext:value-type="float">
            <text:p>0,3797647127784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table:number-columns-repeated="2" office:value-type="float" office:value="373.15" calcext:value-type="float">
            <text:p>373,15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table:number-columns-repeated="2" office:value-type="float" office:value="346.38" calcext:value-type="float">
            <text:p>346,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table:number-columns-repeated="2" office:value-type="float" office:value="415.79" calcext:value-type="float">
            <text:p>415,79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table:number-columns-repeated="2" office:value-type="float" office:value="443.09" calcext:value-type="float">
            <text:p>443,09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table:number-columns-repeated="2" office:value-type="float" office:value="409.72" calcext:value-type="float">
            <text:p>409,72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table:number-columns-repeated="2" office:value-type="float" office:value="387.06" calcext:value-type="float">
            <text:p>387,06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table:number-columns-repeated="2" office:value-type="float" office:value="306.702" calcext:value-type="float">
            <text:p>306,702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table:number-columns-repeated="2" office:value-type="float" office:value="299.87" calcext:value-type="float">
            <text:p>299,8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table:number-columns-repeated="2" office:value-type="float" office:value="293.09" calcext:value-type="float">
            <text:p>293,09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table:number-columns-repeated="2" office:value-type="float" office:value="378.52" calcext:value-type="float">
            <text:p>378,52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float" office:value="365.3372" calcext:value-type="float">
            <text:p>365,3372</text:p>
          </table:table-cell>
          <table:table-cell table:style-name="ce17" table:formula="of:=AVERAGE([.F30:.F39])" office:value-type="float" office:value="365.3372" calcext:value-type="float">
            <text:p>365,3372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float" office:value="0.364244466600199" calcext:value-type="float">
            <text:p>0,364244466600199</text:p>
          </table:table-cell>
          <table:table-cell table:formula="of:=[.F40]/1003" office:value-type="float" office:value="0.364244466600199" calcext:value-type="float">
            <text:p>0,36424446660019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table:number-columns-repeated="2" office:value-type="float" office:value="431.66" calcext:value-type="float">
            <text:p>431,66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table:number-columns-repeated="2" office:value-type="float" office:value="367.89" calcext:value-type="float">
            <text:p>367,89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table:number-columns-repeated="2" office:value-type="float" office:value="617.67" calcext:value-type="float">
            <text:p>617,67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table:number-columns-repeated="2" office:value-type="float" office:value="490.86" calcext:value-type="float">
            <text:p>490,8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table:number-columns-repeated="2" office:value-type="float" office:value="486.3" calcext:value-type="float">
            <text:p>486,3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table:number-columns-repeated="2" office:value-type="float" office:value="744.12" calcext:value-type="float">
            <text:p>744,12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float" office:value="523.083333333333" calcext:value-type="float">
            <text:p>523,083333333333</text:p>
          </table:table-cell>
          <table:table-cell table:style-name="ce17" table:formula="of:=AVERAGE([.F44:.F53])" office:value-type="float" office:value="523.083333333333" calcext:value-type="float">
            <text:p>523,083333333333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float" office:value="0.418466666666667" calcext:value-type="float">
            <text:p>0,418466666666667</text:p>
          </table:table-cell>
          <table:table-cell table:formula="of:=[.F54]/1250" office:value-type="float" office:value="0.418466666666667" calcext:value-type="float">
            <text:p>0,41846666666666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string" office:string-value="" calcext:value-type="error">
            <text:p>#DIV/0!</text:p>
          </table:table-cell>
          <table:table-cell table:formula="of:=[.F68]/1302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07:19:45.896642350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6T08:51:24.047970960</dc:date>
    <meta:editing-duration>P1DT22H18M34S</meta:editing-duration>
    <meta:editing-cycles>306</meta:editing-cycles>
    <meta:generator>LibreOffice/24.2.7.2$Linux_X86_64 LibreOffice_project/420$Build-2</meta:generator>
    <meta:document-statistic meta:table-count="4" meta:cell-count="154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4cm" svg:y="3.476cm" style:legend-expansion="high" chart:style-name="ch2"/>
        <chart:plot-area chart:style-name="ch3" table:cell-range-address="quake_2004.K71:quake_2004.O76" chart:data-source-has-labels="both" svg:x="0.32cm" svg:y="0.18cm" svg:width="13.284cm" svg:height="8.64cm">
          <chart:coordinate-region svg:x="1.038cm" svg:y="0.375cm" svg:width="12.2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